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Contents_20_Heading">
      <style:paragraph-properties fo:break-before="pag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4">
      <style:paragraph-properties>
        <style:tab-stops>
          <style:tab-stop style:position="15.503cm" style:type="right" style:leader-style="dotted" style:leader-text="."/>
        </style:tab-stops>
      </style:paragraph-properties>
    </style:style>
    <style:style style:name="P7" style:family="paragraph" style:parent-style-name="Title" style:master-page-name="Standard">
      <style:paragraph-properties style:page-number="auto"/>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er">
      <style:paragraph-properties fo:text-align="start" style:justify-single-word="false" style:writing-mode="lr-t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des matières</text:p>
          </text:index-title>
          <text:p text:style-name="P2"><text:s text:c="2"/>Présentation de l'auteur de ce document<text:tab/>3</text:p>
          <text:p text:style-name="P2"><text:s text:c="2"/>Introduction<text:tab/>3</text:p>
          <text:p text:style-name="P2"><text:s text:c="2"/>Organisation du document<text:tab/>3</text:p>
          <text:p text:style-name="P2"><text:s/>I. Les failles de sécurité courantes dans le code<text:tab/>3</text:p>
          <text:p text:style-name="P5">1) Cross-Site Scripting (XSS)<text:tab/>4</text:p>
          <text:p text:style-name="P8">a) Stored XSS<text:tab/>4</text:p>
          <text:p text:style-name="P6"><text:s/>Via un attribut HTML<text:tab/>4</text:p>
          <text:p text:style-name="P6"><text:s/>Via AJAX<text:tab/>4</text:p>
          <text:p text:style-name="P8">b) File upload XSS<text:tab/>4</text:p>
          <text:p text:style-name="P8">c) Reflected XSS<text:tab/>4</text:p>
          <text:p text:style-name="P5">2) Injections<text:tab/>4</text:p>
          <text:p text:style-name="P8">a) Injections SQL<text:tab/>4</text:p>
          <text:p text:style-name="P8">b) Injections de code<text:tab/>4</text:p>
          <text:p text:style-name="P8">c) Injections dans le DOM (Document Object Model)<text:tab/>4</text:p>
          <text:p text:style-name="P8">d) Injections XML<text:tab/>4</text:p>
          <text:p text:style-name="P8">e) Injections JSON<text:tab/>4</text:p>
          <text:p text:style-name="P5">3) Déni de service<text:tab/>4</text:p>
          <text:p text:style-name="P5">4) Path traversal / Attaque par traversée de répertoires <text:tab/>4</text:p>
          <text:p text:style-name="P5">5) Divulgation d'informations (information disclosure)<text:tab/>4</text:p>
          <text:p text:style-name="P5">6) Altération de données (data tampering)<text:tab/>4</text:p>
          <text:p text:style-name="P5">7) Obtention de privilèges (changer ce titre)<text:tab/>4</text:p>
          <text:p text:style-name="P8">a) URLs non protégées<text:tab/>4</text:p>
          <text:p text:style-name="P5">8) Attaque par cookies<text:tab/>5</text:p>
          <text:p text:style-name="P5">9) Cross-site request forgery (XSRF)<text:tab/>5</text:p>
          <text:p text:style-name="P5">10) Cross Site Script Inclusion (XSSI)<text:tab/>5</text:p>
          <text:p text:style-name="P2"><text:s/>II. Les bonnes pratiques de programmation<text:tab/>5</text:p>
          <text:p text:style-name="P5">1) Vérifier toutes les entrées<text:tab/>5</text:p>
          <text:p text:style-name="P5">2) Séparer très clairement la présentation de la logique métier<text:tab/>5</text:p>
          <text:p text:style-name="P5">3) D'autres à venir …<text:tab/>5</text:p>
          <text:p text:style-name="P2"><text:s/>III. L'utilisation des scanneurs de vulnérabilités<text:tab/>5</text:p>
          <text:p text:style-name="P5">1) Test sur une application vulnérable<text:tab/>5</text:p>
          <text:p text:style-name="P5">2) Résultats<text:tab/>6</text:p>
          <text:p text:style-name="P5">3) Analyse<text:tab/>6</text:p>
          <text:p text:style-name="P5">4) Conclusion<text:tab/>6</text:p>
          <text:p text:style-name="P2"><text:s text:c="2"/>Conclusion<text:tab/>6</text:p>
          <text:p text:style-name="P2"><text:s text:c="2"/>Annexes<text:tab/>6</text:p>
          <text:p text:style-name="P2"><text:s text:c="2"/>Bibliographie<text:tab/>6</text:p>
        </text:index-body>
      </text:table-of-content>
      <text:p text:style-name="Text_20_body"/>
      <text:h text:style-name="Heading_20_1" text:outline-level="1" text:is-list-header="true"/>
      <text:h text:style-name="P3" text:outline-level="1" text:is-list-header="true">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de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h text:style-name="Heading_20_1" text:outline-level="1">Les failles de sécurité courantes dans le code</text:h>
      <text:p text:style-name="Text_20_body">(texte d'introduction)</text:p>
      <text:h text:style-name="Heading_20_2" text:outline-level="2"><text:soft-page-break/>Cross-Site Scripting (XSS)</text:h>
      <text:h text:style-name="Heading_20_3" text:outline-level="3">Stored XSS</text:h>
      <text:h text:style-name="Heading_20_4" text:outline-level="4">Via un attribut HTML</text:h>
      <text:h text:style-name="Heading_20_4" text:outline-level="4">Via AJAX</text:h>
      <text:h text:style-name="Heading_20_3" text:outline-level="3">File upload XSS</text:h>
      <text:h text:style-name="Heading_20_3" text:outline-level="3">Reflected XSS</text:h>
      <text:h text:style-name="Heading_20_2" text:outline-level="2">Injections</text:h>
      <text:h text:style-name="Heading_20_3" text:outline-level="3">Injections SQL</text:h>
      <text:h text:style-name="Heading_20_3" text:outline-level="3">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Obtention de privilèges (changer ce titre)</text:h>
      <text:h text:style-name="Heading_20_3" text:outline-level="3">URLs non protégées</text:h>
      <text:p text:style-name="Text_20_body">Il faut protéger les URLs du type /admin.jsp en ne laissant l'accès qu'aux administrateurs.</text:p>
      <text:h text:style-name="Heading_20_2" text:outline-level="2"><text:soft-page-break/>Attaque par cookies</text:h>
      <text:p text:style-name="Text_20_body">Cookies: les données sont enregistrées côté client. Ils sont dont vulnérables, car ils peuvent être modifiés.</text:p>
      <text:h text:style-name="Heading_20_2" text:outline-level="2">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1483855992" text:style-name="L1">
        <text:list-item>
          <text:p text:style-name="P1">les saisies utilisateur</text:p>
        </text:list-item>
        <text:list-item>
          <text:p text:style-name="P1">les paramètres envoyés dans les requêtes HTTP, mêmes ceux censés être générés automatiquement par un navigeteur</text:p>
        </text:list-item>
        <text:list-item>
          <text:p text:style-name="P1">les données d'une base de données</text:p>
        </text:list-item>
        <text:list-item>
          <text:p text:style-name="P1">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text:soft-page-break/>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h text:style-name="Heading_20_1" text:outline-level="1" text:is-list-header="true">Bibliograph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text:page-number text:select-page="current">6</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7-20T11:15:18</dc:date>
    <meta:editing-duration>PT02H53M26S</meta:editing-duration>
    <meta:editing-cycles>28</meta:editing-cycles>
    <meta:generator>OpenOffice.org/3.2$Linux OpenOffice.org_project/320m12$Build-9483</meta:generator>
    <meta:document-statistic meta:table-count="0" meta:image-count="0" meta:object-count="0" meta:page-count="6" meta:paragraph-count="97" meta:word-count="910" meta:character-count="5688"/>
  </office:meta>
</office:document-meta>
</file>